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rellmann</text:h>
      <text:p text:style-name="Text_20_body"/>
      <text:h text:style-name="Heading_20_2" text:outline-level="2">bajs</text:h>
      <text:p text:style-name="Text_20_body">fett da, dette er </text:p>
      <text:p text:style-name="Text_20_body"/>
      <text:h text:style-name="Heading_20_2" text:outline-level="2">G0xl</text:h>
      <text:p text:style-name="Text_20_body">jezz waio</text:p>
      <text:p text:style-name="Text_20_body"/>
      <text:h text:style-name="Heading_20_3" text:outline-level="3">Meksot</text:h>
      <text:p text:style-name="Text_20_body">helfs</text:p>
      <text:h text:style-name="Heading_20_2" text:outline-level="2">Schade</text:h>
      <text:p text:style-name="Text_20_body">raisz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9-25T13:48:23</meta:creation-date>
    <dc:date>2007-09-25T14:03:00</dc:date>
    <dc:language>en-US</dc:language>
    <meta:editing-cycles>2</meta:editing-cycles>
    <meta:editing-duration>PT14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3" meta:character-count="66"/>
  </office:meta>
</office:document-meta>
</file>